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50C0000008793879A4B.png" manifest:media-type="image/png"/>
  <manifest:file-entry manifest:full-path="Pictures/10000000000003D10000008A41FBBAC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finito">
        <draw:g>
          <draw:frame draw:style-name="gr1" draw:text-style-name="P1" draw:layer="layout" svg:width="34.999cm" svg:height="4.939cm" svg:x="1.495cm" svg:y="13.711cm">
            <draw:image xlink:href="Pictures/10000000000003D10000008A41FBBAC5.png" xlink:type="simple" xlink:show="embed" xlink:actuate="onLoad">
              <text:p/>
            </draw:image>
          </draw:frame>
          <draw:frame draw:style-name="gr1" draw:text-style-name="P1" draw:layer="layout" svg:width="34.999cm" svg:height="3.653cm" svg:x="1.506cm" svg:y="19.768cm">
            <draw:image xlink:href="Pictures/100000000000050C0000008793879A4B.png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uno Santeramo</meta:initial-creator>
    <meta:creation-date>2013-10-11T18:10:37</meta:creation-date>
    <dc:date>2013-10-11T18:36:10</dc:date>
    <dc:creator>Bruno Santeramo</dc:creator>
    <meta:editing-duration>PT10M32S</meta:editing-duration>
    <meta:editing-cycles>1</meta:editing-cycles>
    <meta:document-statistic meta:object-count="3"/>
    <meta:generator>LibreOffice/3.5$Linux_X86_64 LibreOffice_project/350m1$Build-2</meta:generator>
  </office:meta>
</office:document-meta>
</file>